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6"/>Street wet Tex / GENERALLY USED ABBREVIATIONS</text:p>
      <text:p text:style-name="Standard"><text:s text:c="33"/>a/c = Account/acer</text:p>
      <text:p text:style-name="Standard"><text:s text:c="121"/>Csh · Cash/+vě</text:p>
      <text:p text:style-name="Standard"><text:s text:c="188"/>Pos = Point of Sale/dire sty Gn</text:p>
      <text:p text:style-name="Standard"><text:s text:c="29"/>adj · Adjustment/urdax</text:p>
      <text:p text:style-name="Standard"><text:s text:c="119"/>dep . Deposit/mm</text:p>
      <text:p text:style-name="Standard"><text:s text:c="200"/>Pr = Principal/yaşı</text:p>
      <text:p text:style-name="Standard"><text:s text:c="37"/>Amt = Amount/</text:p>
      <text:p text:style-name="Standard"><text:s text:c="121"/>Dit : Draft/pa</text:p>
      <text:p text:style-name="Standard"><text:s text:c="188"/>proc = Processing Charge/wfuret</text:p>
      <text:p text:style-name="Standard"><text:s text:c="32"/>Ar = Arrear/contra</text:p>
      <text:p text:style-name="Standard"><text:s text:c="109"/>dishldsh - Dishonor/inéra</text:p>
      <text:p text:style-name="Standard"><text:s text:c="188"/>rd = Recurring Deposit/sharf **</text:p>
      <text:p text:style-name="Standard"><text:s text:c="34"/>bal = Balance/a</text:p>
      <text:p text:style-name="Standard"><text:s text:c="198"/>ret/rtn = Return/acht</text:p>
      <text:p text:style-name="Standard"><text:s text:c="21"/>Capn = Capitalisation/9 ****</text:p>
      <text:p text:style-name="Standard"><text:s text:c="107"/>DO6 · Date of Birthi/we som</text:p>
      <text:p text:style-name="Standard"><text:s text:c="195"/>Rnd = Round off/quifama</text:p>
      <text:p text:style-name="Standard"><text:s text:c="30"/>Chg/ch = Charge/FHT</text:p>
      <text:p text:style-name="Standard"><text:s text:c="90"/>eft = Electronic Fund Transfer/mucho * howit</text:p>
      <text:p text:style-name="Standard"><text:s text:c="195"/>sb = Savings Bank/con w</text:p>
      <text:p text:style-name="Standard"><text:s text:c="35"/>Chq = Cheque/s</text:p>
      <text:p text:style-name="Standard"><text:s text:c="110"/>Inop . Inoperative/Rios</text:p>
      <text:p text:style-name="Standard"><text:s text:c="191"/>SC = Short Credit/até infte</text:p>
      <text:p text:style-name="Standard"><text:s text:c="6"/>CIF = Customer Information File/uge For170</text:p>
      <text:p text:style-name="Standard"><text:s text:c="114"/>Ins = Insurance/"()</text:p>
      <text:p text:style-name="Standard"><text:s text:c="175"/>SI/So/SORD = Standing Instruction/ord si-p</text:p>
      <text:p text:style-name="Standard"><text:s text:c="6"/>Clos = Closure/má Call = Collection/ == ti</text:p>
      <text:p text:style-name="Standard"><text:s text:c="112"/>Int / In = interestAz</text:p>
      <text:p text:style-name="Standard"><text:s text:c="163"/>S/D/W/H/o= Son/Daughter/Wife/Husband of/ wyw/my@/5/vfl</text:p>
      <text:p text:style-name="Standard"><text:s text:c="121"/>lon/loan/ ==</text:p>
      <text:p text:style-name="Standard"><text:s text:c="190"/>tr/trf/xfer = Transfer/stam</text:p>
      <text:p text:style-name="Standard"><text:s text:c="27"/>Comm. = Commission/4:</text:p>
      <text:p text:style-name="Standard"><text:s text:c="113"/>min = Min monu/oggi</text:p>
      <text:p text:style-name="Standard"><text:s text:c="196"/>txn = Transaction/faq</text:p>
      <text:p text:style-name="Standard"><text:s text:c="20"/>COR/CORR = Correction/daiva</text:p>
      <text:p text:style-name="Standard"><text:s text:c="195"/>Wdl = Withdrawal/ Her</text:p>
      <text:p text:style-name="Standard"><text:s text:c="35"/>CR = Credit/m</text:p>
      <text:p text:style-name="Standard"><text:soft-page-break/><text:s text:c="109"/>P&amp;T = Postal Charges/Cu</text:p>
      <text:p text:style-name="Standard"><text:s text:c="145"/>+MOD bal = Total balance (SB+linked MOD a/c)/ge om èx (or tu + Higado a)</text:p>
      <text:p text:style-name="Standard"><text:s text:c="39"/>OSBI</text:p>
      <text:p text:style-name="Standard"><text:s text:c="97"/>Branch: PASCHIM SHARIRA PASCHIM SHARIRA</text:p>
      <text:p text:style-name="Standard"><text:s text:c="63"/>भारतीय स्टेट बैंक STATE RANK OF INDIA <text:s text:c="123"/>Code: 12495</text:p>
      <text:p text:style-name="Standard"><text:s text:c="70"/>Email:sbi.12495@sbi.co.in Phone No .: 9519707649 IFSC: SBIN0012495</text:p>
      <text:p text:style-name="Standard"><text:s text:c="195"/>Buss. Hrs:10:00:00-16:00:00 MICR: 211002502</text:p>
      <text:p text:style-name="Standard">Name: Mr. DHARMENDRA SINGH s/o/H/o : MOTI LAL SINGH</text:p>
      <text:p text:style-name="Standard"><text:s text:c="132"/>MOP: SINGLE A/c Opening Dt: 04/05/2010 Nom Reg No: Customer's PAN: Date of Issue: 06/02/2020 CONTINUATION</text:p>
      <text:p text:style-name="Standard">GIF Number : Account Nou: A/c Type</text:p>
      <text:p text:style-name="Standard"><text:s text:c="99"/>85780600959</text:p>
      <text:p text:style-name="Standard"><text:s text:c="98"/>31156908333</text:p>
      <text:p text:style-name="Standard"><text:s text:c="36"/>: REGULAR SB CHQ-INDIVIDUALS</text:p>
      <text:p text:style-name="Standard"><text:s text:c="24"/>Address</text:p>
      <text:p text:style-name="Standard"><text:s text:c="17"/>S/0- MOTI LAL DAMARAT PASCHIM SHARTRA MANCHANPUR KAUSHAMBI</text:p>
      <text:p text:style-name="Standard">Phone No. ..... Email D.0.8. (If Minor):</text:p>
      <text:p text:style-name="Standard"><text:s text:c="276"/>0 1249</text:p>
      <text:p text:style-name="Standard"><text:s text:c="294"/>BRANCH MANAG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1:30:28.013022100</meta:creation-date>
    <dc:date>2025-11-26T11:30:48.134711700</dc:date>
    <meta:editing-duration>PT20S</meta:editing-duration>
    <meta:editing-cycles>1</meta:editing-cycles>
    <meta:document-statistic meta:table-count="0" meta:image-count="0" meta:object-count="0" meta:page-count="2" meta:paragraph-count="56" meta:word-count="255" meta:character-count="7473" meta:non-whitespace-character-count="1397"/>
    <meta:generator>LibreOffice/25.2.6.2$Windows_X86_64 LibreOffice_project/729c5bfe710f5eb71ed3bbde9e06a6065e9c6c5d</meta:generator>
  </office:meta>
</office:document-meta>
</file>